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 Sans" svg:font-family="'Open Sans', HelveticaNeue, 'Helvetica Neue', Helvetica, Arial, sans-serif"/>
    <style:font-face style:name="Tahoma1" svg:font-family="Tahoma"/>
    <style:font-face style:name="UbuntuMono-Regular" svg:font-family="UbuntuMono-Regular" style:font-family-generic="modern"/>
    <style:font-face style:name="SourceSansPro-Regular" svg:font-family="SourceSans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mo" svg:font-family="Arim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style:font-name="Times New Roman" fo:font-size="14pt"/>
    </style:style>
    <style:style style:name="P3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P5" style:family="paragraph" style:parent-style-name="Standard" style:list-style-name="L1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P6" style:family="paragraph" style:parent-style-name="Standard" style:list-style-name="L2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P7" style:family="paragraph" style:parent-style-name="Standard" style:list-style-name="L1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style:font-name="Times New Roman" fo:font-size="14pt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style:font-name="Times New Roman" fo:font-size="14pt" style:font-name-asian="SourceSansPro-Regular" style:font-size-asian="14pt" style:font-name-complex="SourceSansPro-Regular" style:font-size-complex="14pt"/>
    </style:style>
    <style:style style:name="P10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style:font-name="Times New Roman" fo:font-size="14pt"/>
    </style:style>
    <style:style style:name="P11" style:family="paragraph" style:parent-style-name="Standard" style:list-style-name="L1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242729" style:font-name="Times New Roman" fo:font-size="14pt" fo:letter-spacing="normal" fo:font-style="normal" fo:font-weight="normal" style:font-name-asian="SourceSansPro-Regular" style:font-size-asian="14pt" style:font-name-complex="SourceSansPro-Regular" style:font-size-complex="14pt"/>
    </style:style>
    <style:style style:name="T1" style:family="text">
      <style:text-properties fo:font-variant="normal" fo:text-transform="none" fo:color="#242729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242729" style:font-name="Times New Roman" fo:font-size="14.25pt" fo:letter-spacing="normal" fo:font-style="normal" fo:font-weight="normal" style:font-name-asian="SourceSansPro-Regular" style:font-name-complex="SourceSansPro-Regular"/>
    </style:style>
    <style:style style:name="T3" style:family="text">
      <style:text-properties fo:font-variant="normal" fo:text-transform="none" fo:color="#242729" style:font-name="Times New Roman" fo:letter-spacing="normal" fo:font-style="normal" fo:font-weight="normal" style:font-name-asian="SourceSansPro-Regular" style:font-size-asian="14pt" style:font-name-complex="SourceSansPro-Regular" style:font-size-complex="14pt"/>
    </style:style>
    <style:style style:name="T4" style:family="text">
      <style:text-properties fo:font-variant="normal" fo:text-transform="none" fo:color="#242729" style:font-name="Times New Roman" fo:letter-spacing="normal" fo:font-style="normal" fo:font-weight="normal" style:font-name-asian="UbuntuMono-Regular" style:font-size-asian="14pt" style:font-name-complex="UbuntuMono-Regular" style:font-size-complex="14pt"/>
    </style:style>
    <style:style style:name="T5" style:family="text">
      <style:text-properties fo:font-variant="normal" fo:text-transform="none" fo:color="#242729" style:font-name="Times New Roman" fo:letter-spacing="normal" fo:font-style="normal" fo:font-weight="bold" style:font-name-asian="SourceSansPro-Regular" style:font-size-asian="14pt" style:font-weight-asian="bold" style:font-name-complex="SourceSansPro-Regular" style:font-size-complex="14pt" style:font-weight-complex="bold"/>
    </style:style>
    <style:style style:name="T6" style:family="text">
      <style:text-properties fo:font-variant="normal" fo:text-transform="none" fo:color="#242729" fo:letter-spacing="normal" fo:font-style="normal" fo:font-weight="normal" style:font-name-asian="SourceSansPro-Regular" style:font-size-asian="14pt" style:font-name-complex="SourceSansPro-Regular" style:font-size-complex="14pt"/>
    </style:style>
    <style:style style:name="T7" style:family="text">
      <style:text-properties fo:font-variant="normal" fo:text-transform="none" fo:color="#242729" fo:letter-spacing="normal" fo:font-style="normal" fo:font-weight="bold" style:font-name-asian="SourceSansPro-Regular" style:font-size-asian="14pt" style:font-weight-asian="bold" style:font-name-complex="SourceSansPro-Regular" style:font-size-complex="14pt" style:font-weight-complex="bold"/>
    </style:style>
    <style:style style:name="T8" style:family="text">
      <style:text-properties fo:font-variant="normal" fo:text-transform="none" fo:color="#242729" fo:letter-spacing="normal" fo:font-style="normal" style:font-name-asian="SourceSansPro-Regular" style:font-size-asian="14pt" style:font-name-complex="SourceSansPro-Regular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style:font-name-asian="SourceSansPro-Regular" style:font-size-asian="14pt" style:font-name-complex="SourceSansPro-Regular" style:font-size-complex="14pt"/>
    </style:style>
    <style:style style:name="T13" style:family="text">
      <style:text-properties style:font-name="Times New Roman" style:font-name-asian="SourceSansPro-Regular" style:font-name-complex="SourceSansPro-Regular"/>
    </style:style>
    <style:style style:name="T14" style:family="text">
      <style:text-properties style:font-name="Times New Roman" style:font-name-asian="SourceSansPro-Regular" style:font-size-asian="14pt" style:font-name-complex="SourceSansPro-Regular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71235673046155047" text:style-name="L1">
        <text:list-header>
          <text:p text:style-name="P5"><text:span text:style-name="Strong_20_Emphasis"><text:span text:style-name="T1">1.How to Initialise the bare repository in git ?</text:span></text:span></text:p>
          <text:p text:style-name="P5"><text:span text:style-name="Strong_20_Emphasis"><text:span text:style-name="T1"><text:s text:c="9"/>a) git -- init </text:span></text:span><text:span text:style-name="T11"><text:s/>bare</text:span></text:p>
          <text:list>
            <text:list-header>
              <text:p text:style-name="P7"><text:s text:c="9"/>b)git <text:s/>init --bare....</text:p>
              <text:p text:style-name="P7"><text:s text:c="9"/>c)git init bare</text:p>
              <text:p text:style-name="P7"><text:s text:c="9"/>d)git bare init </text:p>
              <text:p text:style-name="P7"/>
              <text:p text:style-name="P5"><text:span text:style-name="T11">2.</text:span><text:span text:style-name="T9">The heads of the branches are stored in ?</text:span></text:p>
              <text:p text:style-name="P11"><text:s text:c="9"/>a) .git/head</text:p>
              <text:p text:style-name="P11"><text:s text:c="9"/>b) .git/refs</text:p>
              <text:p text:style-name="P11"><text:s text:c="9"/>c) .git/refs/heads....</text:p>
              <text:p text:style-name="P11"><text:s text:c="9"/>d) .git/refs/branches</text:p>
              <text:p text:style-name="P11"/>
              <text:p text:style-name="P11">3.How to get the details of local repository in git?</text:p>
              <text:p text:style-name="P11"><text:s text:c="9"/>a)git config <text:s/>--list ....</text:p>
              <text:p text:style-name="P11"><text:s text:c="9"/>b)git config list </text:p>
              <text:p text:style-name="P11"><text:s text:c="9"/>c)git -- config list</text:p>
            </text:list-header>
          </text:list>
        </text:list-header>
      </text:list>
      <text:p text:style-name="P3"><text:s text:c="9"/>d)git list.</text:p>
      <text:p text:style-name="P3"/>
      <text:p text:style-name="P3">4.Ram said Naresh <text:s/>about his work " A new file is created in the working directory of </text:p>
      <text:p text:style-name="P3"><text:s text:c="5"/>git".What will be status of that particular file ?</text:p>
      <text:p text:style-name="P3"><text:s text:c="10"/>a)Tracked</text:p>
      <text:p text:style-name="P3"><text:tab/>b)Untracked.....</text:p>
      <text:p text:style-name="P3"><text:tab/>c)Modified.</text:p>
      <text:p text:style-name="P3"><text:tab/>d)Unmodified</text:p>
      <text:p text:style-name="P3"/>
      <text:p text:style-name="P3">5.How to clone a particular branch from remote repository ?(URL= url of the remote repository)</text:p>
      <text:p text:style-name="P3"><text:s text:c="10"/>a)git clone <text:s/>URL <text:s/>branchname</text:p>
      <text:p text:style-name="P3"><text:tab/>b)git clone -b branchname URL</text:p>
      <text:p text:style-name="P3"><text:tab/>c)git clone -b branchname <text:s/>--single -branch <text:s/>URL.....</text:p>
      <text:p text:style-name="P3"><text:tab/>d)git clone URL/branchname</text:p>
      <text:p text:style-name="P3"/>
      <text:p text:style-name="P3">6.A Project manager asked his team " I want to see what are all the files added to repository from last two weeks onwards", How the team is going to achieve this ?</text:p>
      <text:p text:style-name="P3"><text:tab/>a)git log -- since =2.weeks.....</text:p>
      <text:p text:style-name="P3"><text:tab/>b)git log =2.weeks</text:p>
      <text:p text:style-name="P3"><text:tab/>c)git log 2.weeks</text:p>
      <text:p text:style-name="P3"><text:tab/>d)git log -- from =2.weeks</text:p>
      <text:p text:style-name="P3"/>
      <text:p text:style-name="P3">7.A person 'Z' working on a project forgot to add some files in local repository while making commit,he then realize i want to add some files with the same commit number .How 'Z' is going to achieve this ?</text:p>
      <text:p text:style-name="P3"><text:tab/>a)git reset -- hard</text:p>
      <text:p text:style-name="P3"><text:tab/>b)git reset -- head</text:p>
      <text:p text:style-name="P3"><text:tab/>c)git commit -- reset</text:p>
      <text:p text:style-name="P3"><text:soft-page-break/><text:tab/>d)git commit -- amend....</text:p>
      <text:p text:style-name="P3"/>
      <text:p text:style-name="P3">8.Is it possible to add two or more remote repository to a local repository ?</text:p>
      <text:p text:style-name="P3"><text:tab/>a)Yes....</text:p>
      <text:p text:style-name="P3"><text:tab/>b)No</text:p>
      <text:p text:style-name="P3"/>
      <text:p text:style-name="P3">9.I want to change from master to branch in git and vice versa.By using which command you can achieve this ?</text:p>
      <text:p text:style-name="P3"><text:tab/>a)git checkout&lt;branchname&gt;....</text:p>
      <text:p text:style-name="P3"><text:tab/>b)git switch&lt;branchname&gt;</text:p>
      <text:p text:style-name="P3"><text:tab/>c)git change&lt;branchname&gt;</text:p>
      <text:p text:style-name="P3"><text:tab/>d)git move&lt;branchname&gt;</text:p>
      <text:p text:style-name="P3"/>
      <text:p text:style-name="P1"><text:span text:style-name="T10">10.A command which describes "</text:span><text:span text:style-name="T13">What have you changed but not yet staged and what have you staged that you are about to commit" ?</text:span></text:p>
      <text:p text:style-name="P9"><text:tab/>a)git stash</text:p>
      <text:p text:style-name="P9"><text:tab/>b)git log</text:p>
      <text:p text:style-name="P9"><text:tab/>c)git diff....</text:p>
      <text:p text:style-name="P9"><text:tab/>d)git change</text:p>
      <text:p text:style-name="P9"/>
      <text:p text:style-name="P2"><text:span text:style-name="T14">11.Is it possible to </text:span><text:span text:style-name="T3">Change the message of a commit that you've already pushed to</text:span><text:span text:style-name="T2"> </text:span><text:span text:style-name="T3">your remote branch ?</text:span></text:p>
      <text:p text:style-name="P12"><text:tab/>a)Yes....</text:p>
      <text:p text:style-name="P12"><text:tab/>b)No</text:p>
      <text:p text:style-name="P12"/>
      <text:p text:style-name="P12">12.A person working on a filename X <text:s/>locally and want to get the things from remote repository,where he noticed that the <text:s/>same filename X is present in repository .How he overcome this conflicts ?</text:p>
      <text:p text:style-name="P12"><text:tab/>1)use git fetch and resolve conflicts while merging</text:p>
      <text:p text:style-name="P12"><text:tab/>2)use git pull and resolve conflicts while merging</text:p>
      <text:p text:style-name="P12"><text:tab/>3)use git update and resolve conflicts while merging</text:p>
      <text:p text:style-name="P12"><text:tab/>4)use git checkout and resolve conflicts while merging</text:p>
      <text:p text:style-name="P12"><text:tab/>a)1 <text:s/></text:p>
      <text:p text:style-name="P12"><text:tab/>b)2 <text:s/></text:p>
      <text:p text:style-name="P12"><text:tab/>c)3&amp;4 <text:s/></text:p>
      <text:p text:style-name="P12"><text:tab/>d)1&amp;2.......</text:p>
      <text:p text:style-name="P12"/>
      <text:p text:style-name="P12">13.To mark the release points of a particular version of a software in git which is going to be helpful ?</text:p>
      <text:p text:style-name="P12"><text:tab/>a)branches</text:p>
      <text:p text:style-name="P12"><text:tab/>b)release points</text:p>
      <text:p text:style-name="P12"><text:tab/>c)markers</text:p>
      <text:p text:style-name="P12"><text:tab/>d)tags.....</text:p>
      <text:p text:style-name="P12"/>
      <text:p text:style-name="P12"/>
      <text:p text:style-name="P12"><text:soft-page-break/>14.How the git will store the data?</text:p>
      <text:p text:style-name="P12"><text:tab/>a)as a files</text:p>
      <text:p text:style-name="P12"><text:tab/>b)as a objects....</text:p>
      <text:p text:style-name="P12"><text:tab/>c)as a binaries</text:p>
      <text:p text:style-name="P12"><text:tab/>d)as a image</text:p>
      <text:p text:style-name="P12"/>
      <text:p text:style-name="P12">15.What are all the transfer protocols supported by git ?</text:p>
      <text:p text:style-name="P12"><text:tab/>a)HTTP</text:p>
      <text:p text:style-name="P12"><text:tab/>b)HTTPS</text:p>
      <text:p text:style-name="P12"><text:tab/>c)SSH</text:p>
      <text:p text:style-name="P12"><text:tab/>d)all the above....</text:p>
      <text:p text:style-name="P12"/>
      <text:p text:style-name="P2"><text:span text:style-name="T3">16."</text:span><text:span text:style-name="T4">git push origin master</text:span><text:span text:style-name="T3">" uses which protocol to transfer the data from local repository to remote repository ?</text:span></text:p>
      <text:p text:style-name="P12"><text:tab/>a)HTTP</text:p>
      <text:p text:style-name="P12"><text:tab/>b)HTTPS</text:p>
      <text:p text:style-name="P12"><text:tab/>c)SSH.....</text:p>
      <text:p text:style-name="P12"><text:tab/>d)all the above</text:p>
      <text:p text:style-name="P12"/>
      <text:p text:style-name="P12">17.In Git ,which helps in storing the data temporiarily in master without commiting it <text:s/>and perform operations on <text:s/>a new branch ?</text:p>
      <text:p text:style-name="P12"><text:tab/>a)git rebase</text:p>
      <text:p text:style-name="P12"><text:tab/>b)git reset</text:p>
      <text:p text:style-name="P12"><text:tab/>c)git index</text:p>
      <text:p text:style-name="P12"><text:tab/>d)git stash......</text:p>
      <text:p text:style-name="P12"/>
      <text:p text:style-name="P12">18."If <text:s/>you <text:s/>have made changes to a file that is already present in the local repository" How it <text:s/>reflects in state of the file?</text:p>
      <text:p text:style-name="P12"><text:tab/>a)From modified to unmodified state.</text:p>
      <text:p text:style-name="P12"><text:tab/>b)From untracked to modified state.</text:p>
      <text:p text:style-name="P12"><text:tab/>c)From staged to modifed state.</text:p>
      <text:p text:style-name="P12"><text:tab/>d)From unmodifed to modifed state.....</text:p>
      <text:p text:style-name="P12"/>
      <text:p text:style-name="P12">19.A newly created file needs to be commited in local repository,How you will do this ?</text:p>
      <text:p text:style-name="P2"><text:span text:style-name="T3"><text:tab/>a)use </text:span><text:span text:style-name="T5">git add</text:span><text:span text:style-name="T3"> and then use </text:span><text:span text:style-name="T5">git commit -m.....</text:span></text:p>
      <text:p text:style-name="P2"><text:span text:style-name="T3"><text:tab/>b)use </text:span><text:span text:style-name="T5">git commit -a -m</text:span></text:p>
      <text:p text:style-name="P2"><text:span text:style-name="T3"><text:tab/>c)use </text:span><text:span text:style-name="T5">git add</text:span></text:p>
      <text:p text:style-name="P2"><text:span text:style-name="T6"><text:tab/>d)use </text:span><text:span text:style-name="T7">git commit -m</text:span></text:p>
      <text:p text:style-name="P8"><text:span text:style-name="T8">20.Git uses which technique for storing the files?</text:span></text:p>
      <text:p text:style-name="P8"><text:span text:style-name="T8"><text:tab/>a)SHA-1.....</text:span></text:p>
      <text:p text:style-name="P8"><text:span text:style-name="T8"><text:tab/>b)SHA-2</text:span></text:p>
      <text:p text:style-name="P8"><text:span text:style-name="T8"><text:tab/>c)SHA-3</text:span></text:p>
      <text:p text:style-name="P8"><text:span text:style-name="T8"><text:tab/>d)SHA-4</text:span></text:p>
      <text:p text:style-name="P12"><text:tab/></text:p>
      <text:p text:style-name="P9"><text:soft-page-break/>21.You want to push the current working directory i.e., Master, into a remote repository.How you can do this ?[origin = URL of remote repository]</text:p>
      <text:p text:style-name="P9"><text:tab/>a)git push master origin </text:p>
      <text:p text:style-name="P9"><text:tab/>b)git push origin</text:p>
      <text:p text:style-name="P9"><text:tab/>c)git push origin master.....</text:p>
      <text:p text:style-name="P9"><text:tab/>d)git push master</text:p>
      <text:p text:style-name="P9"/>
      <text:p text:style-name="P9">22.How can you move a file from staged area to working directory ?</text:p>
      <text:p text:style-name="P9"><text:tab/>a)git reset hard filename</text:p>
      <text:p text:style-name="P9"><text:tab/>b)git reset filename......</text:p>
      <text:p text:style-name="P9"><text:tab/>c)git reset head filename</text:p>
      <text:p text:style-name="P9"><text:tab/>d)git revert filename</text:p>
      <text:p text:style-name="P9"/>
      <text:list xml:id="list2830796727082965717" text:style-name="L2">
        <text:list-header>
          <text:p text:style-name="P6"><text:span text:style-name="T12">23.What is Subgit ?</text:span></text:p>
          <text:list>
            <text:list-item>
              <text:list>
                <text:list-item>
                  <text:list>
                    <text:list-header>
                      <text:p text:style-name="P6"><text:span text:style-name="T12"><text:s text:c="10"/>a) a tool for SVN to git migration........</text:span></text:p>
                      <text:list>
                        <text:list-item>
                          <text:list>
                            <text:list-header>
                              <text:p text:style-name="P6"><text:span text:style-name="T12"><text:s text:c="10"/>b)a <text:s/>tool for git to SVN migration.</text:span></text:p>
                              <text:list>
                                <text:list-header>
                                  <text:p text:style-name="P6"><text:span text:style-name="T12"><text:s text:c="10"/>c)a tool for git GUI</text:span></text:p>
                                  <text:list>
                                    <text:list-header>
                                      <text:p text:style-name="P6"><text:span text:style-name="T12"><text:s text:c="10"/>d)a tool for resolving conflicts</text:span></text:p>
                                      <text:p text:style-name="P6"><text:span text:style-name="T12"/></text:p>
                                      <text:p text:style-name="P6"><text:span text:style-name="T12">24.How to create a new local repository ?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"><text:span text:style-name="T12"><text:s text:c="10"/>a)git initialize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p text:style-name="P4"><text:span text:style-name="T12"><text:s text:c="10"/>b)git init -- bare</text:span></text:p>
      <text:p text:style-name="P4"><text:span text:style-name="T12"><text:tab/>c)git -- init</text:span></text:p>
      <text:p text:style-name="P4"><text:span text:style-name="T12"><text:tab/>d)git init.....</text:span></text:p>
      <text:p text:style-name="P4"><text:span text:style-name="T12"/></text:p>
      <text:p text:style-name="P4"><text:span text:style-name="T12">25."If I want to view the history of a particular file" which command is useful ?</text:span></text:p>
      <text:p text:style-name="P4"><text:span text:style-name="T12"><text:tab/>a)git log filename</text:span></text:p>
      <text:p text:style-name="P4"><text:span text:style-name="T12"><text:tab/>b)git log -p <text:s/>filename......</text:span></text:p>
      <text:p text:style-name="P4"><text:span text:style-name="T12"><text:tab/>c)git log -i filename</text:span></text:p>
      <text:p text:style-name="P4"><text:span text:style-name="T12"><text:tab/>d)git log -a filename</text:span></text:p>
      <text:p text:style-name="P4"><text:span text:style-name="T12"/></text:p>
      <text:list xml:id="list38201422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"><text:span text:style-name="T12"/></text:p>
                                </text:list-header>
                              </text:list>
                            </text:list-item>
                          </text:list>
                          <text:p text:style-name="P6"><text:span text:style-name="T12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/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 Sans" svg:font-family="'Open Sans', HelveticaNeue, 'Helvetica Neue', Helvetica, Arial, sans-serif"/>
    <style:font-face style:name="Tahoma1" svg:font-family="Tahoma"/>
    <style:font-face style:name="UbuntuMono-Regular" svg:font-family="UbuntuMono-Regular" style:font-family-generic="modern"/>
    <style:font-face style:name="SourceSansPro-Regular" svg:font-family="SourceSans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mo" svg:font-family="Arim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mo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H25M1S</meta:editing-duration>
    <meta:editing-cycles>18</meta:editing-cycles>
    <meta:generator>OpenOffice.org/3.4.1$Win32 OpenOffice.org_project/341m1$Build-9593</meta:generator>
    <dc:date>2016-10-06T18:01:50.45</dc:date>
    <meta:document-statistic meta:table-count="0" meta:image-count="0" meta:object-count="0" meta:page-count="4" meta:paragraph-count="128" meta:word-count="756" meta:character-count="4633"/>
    <meta:user-defined meta:name="Info 1"/>
    <meta:user-defined meta:name="Info 2"/>
    <meta:user-defined meta:name="Info 3"/>
    <meta:user-defined meta:name="Info 4"/>
  </office:meta>
</office:document-meta>
</file>